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monospace" svg:font-family="monospace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/>
    </style:style>
    <style:style style:name="P2" style:family="paragraph" style:parent-style-name="Text_20_body">
      <style:text-properties style:use-window-font-color="true" fo:background-color="transparent"/>
    </style:style>
    <style:style style:name="P3" style:family="paragraph" style:parent-style-name="Text_20_body">
      <style:text-properties style:use-window-font-color="true" style:font-name="Liberation Mono" fo:font-size="10pt" fo:background-color="transparent" style:font-size-asian="10pt" style:font-size-complex="10pt"/>
    </style:style>
    <style:style style:name="P4" style:family="paragraph" style:parent-style-name="Text_20_body"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use-window-font-color="true" style:font-name="Liberation Serif" fo:font-size="12pt" style:font-size-asian="10.5pt" style:font-size-complex="12pt"/>
    </style:style>
    <style:style style:name="P6" style:family="paragraph" style:parent-style-name="Text_20_body">
      <style:text-properties style:use-window-font-color="true" style:font-name="Liberation Serif" fo:font-size="12pt" fo:font-weight="normal" fo:background-color="transparent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style:use-window-font-color="true" fo:language="en" fo:country="US" fo:background-color="transparent"/>
    </style:style>
    <style:style style:name="P8" style:family="paragraph" style:parent-style-name="Text_20_body">
      <style:text-properties style:font-name="Liberation Mono"/>
    </style:style>
    <style:style style:name="P9" style:family="paragraph" style:parent-style-name="Text_20_body">
      <style:text-properties style:font-name="Liberation Serif"/>
    </style:style>
    <style:style style:name="P10" style:family="paragraph" style:parent-style-name="Text_20_body">
      <style:paragraph-properties fo:text-align="start" style:justify-single-word="false"/>
      <style:text-properties fo:color="#111111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loext:contextual-spacing="false"/>
      <style:text-properties fo:color="#000000"/>
    </style:style>
    <style:style style:name="P12" style:family="paragraph" style:parent-style-name="Text_20_body">
      <style:text-properties fo:color="#1c1c1c" style:font-name="Liberation mono" fo:font-size="10pt" fo:language="en" fo:country="US" fo:background-color="transparent" style:font-size-asian="10pt" style:font-size-complex="10pt"/>
    </style:style>
    <style:style style:name="P13" style:family="paragraph" style:parent-style-name="Text_20_body">
      <style:text-properties fo:color="#1c1c1c" style:font-name="Liberation mono" fo:font-size="10pt" fo:background-color="transparent" style:font-size-asian="10pt" style:font-size-complex="10pt"/>
    </style:style>
    <style:style style:name="P14" style:family="paragraph" style:parent-style-name="Text_20_body">
      <style:text-properties fo:font-weight="normal" style:font-weight-asian="normal" style:font-weight-complex="normal"/>
    </style:style>
    <style:style style:name="P15" style:family="paragraph" style:parent-style-name="Directory_20_Tree">
      <style:text-properties fo:font-size="12pt" style:font-size-asian="12pt" style:font-size-complex="12pt"/>
    </style:style>
    <style:style style:name="P16" style:family="paragraph" style:parent-style-name="Preformatted_20_Text">
      <style:text-properties fo:color="#000000"/>
    </style:style>
    <style:style style:name="P17" style:family="paragraph" style:parent-style-name="Preformatted_20_Text">
      <style:text-properties fo:color="#7f0055"/>
    </style:style>
    <style:style style:name="P18" style:family="paragraph" style:parent-style-name="Preformatted_20_Text">
      <style:paragraph-properties loext:contextual-spacing="false"/>
      <style:text-properties fo:color="#7f0055"/>
    </style:style>
    <style:style style:name="P19" style:family="paragraph" style:parent-style-name="Preformatted_20_Text">
      <style:text-properties fo:color="#7f0055" fo:background-color="transparent"/>
    </style:style>
    <style:style style:name="P20" style:family="paragraph" style:parent-style-name="Preformatted_20_Text">
      <style:paragraph-properties loext:contextual-spacing="false"/>
      <style:text-properties fo:color="#7f0055" fo:background-color="transparent"/>
    </style:style>
    <style:style style:name="P21" style:family="paragraph" style:parent-style-name="Preformatted_20_Text">
      <style:text-properties style:font-name="Liberation Serif" fo:font-weight="normal" style:font-weight-asian="normal" style:font-weight-complex="normal"/>
    </style:style>
    <style:style style:name="P22" style:family="paragraph" style:parent-style-name="Preformatted_20_Text">
      <style:text-properties fo:color="#006600"/>
    </style:style>
    <style:style style:name="P23" style:family="paragraph" style:parent-style-name="Preformatted_20_Text">
      <style:text-properties fo:color="#333333" style:font-name="Liberation mono" fo:font-size="10pt" style:font-size-asian="10pt" style:font-size-complex="10pt"/>
    </style:style>
    <style:style style:name="P24" style:family="paragraph" style:parent-style-name="Preformatted_20_Text">
      <style:paragraph-properties loext:contextual-spacing="false"/>
      <style:text-properties fo:color="#333333" style:font-name="Liberation Mono" fo:font-size="10pt" fo:background-color="transparent" style:font-size-asian="10pt" style:font-size-complex="10pt"/>
    </style:style>
    <style:style style:name="P25" style:family="paragraph" style:parent-style-name="Preformatted_20_Text">
      <style:text-properties fo:color="#1c1c1c"/>
    </style:style>
    <style:style style:name="P26" style:family="paragraph" style:parent-style-name="Preformatted_20_Text">
      <style:text-properties fo:color="#1c1c1c" fo:background-color="transparent"/>
    </style:style>
    <style:style style:name="P27" style:family="paragraph" style:parent-style-name="Preformatted_20_Text">
      <style:paragraph-properties loext:contextual-spacing="false" fo:margin-top="0cm" fo:margin-bottom="0.499cm"/>
    </style:style>
    <style:style style:name="P28" style:family="paragraph" style:parent-style-name="Title">
      <style:text-properties fo:font-size="22pt" style:font-size-asian="22pt" style:font-size-complex="22pt"/>
    </style:style>
    <style:style style:name="P29" style:family="paragraph" style:parent-style-name="Text_20_body">
      <style:paragraph-properties fo:margin-top="0cm" fo:margin-bottom="0cm"/>
    </style:style>
    <style:style style:name="P30" style:family="paragraph" style:parent-style-name="Text_20_body">
      <style:paragraph-properties fo:margin-top="0cm" fo:margin-bottom="0cm"/>
      <style:text-properties style:use-window-font-color="true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P31" style:family="paragraph" style:parent-style-name="Text_20_body">
      <style:paragraph-properties fo:margin-top="0cm" fo:margin-bottom="0cm"/>
      <style:text-properties style:use-window-font-color="true" style:font-name="Liberation mono" fo:font-size="10pt" style:font-size-asian="10pt" style:font-size-complex="10pt"/>
    </style:style>
    <style:style style:name="P32" style:family="paragraph" style:parent-style-name="Text_20_body">
      <style:paragraph-properties fo:margin-top="0cm" fo:margin-bottom="0cm"/>
      <style:text-properties style:use-window-font-color="true" style:font-name="Liberation mono" fo:font-size="10pt" fo:language="en" fo:country="US" fo:background-color="transparent" style:font-size-asian="10pt" style:font-size-complex="10pt"/>
    </style:style>
    <style:style style:name="P33" style:family="paragraph" style:parent-style-name="Text_20_body">
      <style:paragraph-properties fo:margin-top="0cm" fo:margin-bottom="0cm"/>
      <style:text-properties style:use-window-font-color="true" style:font-name="Liberation Serif" fo:font-size="12pt" style:font-size-asian="10.5pt" style:font-size-complex="12pt"/>
    </style:style>
    <style:style style:name="P34" style:family="paragraph" style:parent-style-name="Text_20_body">
      <style:paragraph-properties fo:margin-top="0cm" fo:margin-bottom="0cm"/>
      <style:text-properties fo:color="#1c1c1c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P35" style:family="paragraph" style:parent-style-name="Text_20_body">
      <style:paragraph-properties fo:margin-top="0cm" fo:margin-bottom="0cm"/>
      <style:text-properties fo:color="#1c1c1c" style:font-name="Liberation mono" fo:font-size="10pt" style:font-size-asian="10pt" style:font-size-complex="10pt"/>
    </style:style>
    <style:style style:name="P36" style:family="paragraph" style:parent-style-name="Text_20_body">
      <style:paragraph-properties loext:contextual-spacing="false" fo:margin-top="0cm" fo:margin-bottom="0cm"/>
      <style:text-properties fo:color="#1c1c1c" style:font-name="Liberation mono" fo:font-size="10pt" style:font-size-asian="10pt" style:font-size-complex="10pt"/>
    </style:style>
    <style:style style:name="P37" style:family="paragraph" style:parent-style-name="Text_20_body">
      <style:paragraph-properties fo:margin-top="0cm" fo:margin-bottom="0cm"/>
      <style:text-properties fo:color="#1c1c1c" style:font-name="Liberation mono" fo:font-size="10pt" fo:background-color="transparent" style:font-size-asian="10pt" style:font-size-complex="10pt"/>
    </style:style>
    <style:style style:name="P38" style:family="paragraph" style:parent-style-name="Text_20_body">
      <style:paragraph-properties fo:margin-top="0cm" fo:margin-bottom="0cm"/>
      <style:text-properties style:font-name="Liberation mono" fo:font-size="10pt" style:font-size-asian="10pt" style:font-size-complex="10pt"/>
    </style:style>
    <style:style style:name="P39" style:family="paragraph" style:parent-style-name="Text_20_body">
      <style:paragraph-properties loext:contextual-spacing="false" fo:margin-top="0cm" fo:margin-bottom="0cm"/>
      <style:text-properties fo:color="#000000" style:font-name="Liberation mono" fo:font-size="10pt" style:font-size-asian="10pt" style:font-size-complex="10pt"/>
    </style:style>
    <style:style style:name="P40" style:family="paragraph" style:parent-style-name="Text_20_body">
      <style:paragraph-properties fo:margin-top="0cm" fo:margin-bottom="0cm"/>
      <style:text-properties fo:color="#007826" style:font-name="Liberation mono" fo:font-size="10pt" fo:language="en" fo:country="US" fo:background-color="transparent" style:font-size-asian="10pt" style:font-size-complex="10pt"/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Standard">
      <style:text-properties fo:font-weight="bold" style:font-weight-asian="bold" style:font-weight-complex="bold"/>
    </style:style>
    <style:style style:name="P44" style:family="paragraph" style:parent-style-name="Heading_20_3">
      <style:text-properties fo:font-size="16pt" style:font-size-asian="16pt" style:font-size-complex="16pt"/>
    </style:style>
    <style:style style:name="P45" style:family="paragraph" style:parent-style-name="Heading_20_2">
      <style:text-properties fo:font-size="16.1000003814697pt" style:font-size-asian="16.1000003814697pt" style:font-size-complex="16.1000003814697pt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Text_20_body">
      <style:text-properties fo:color="#1c1c1c" style:font-name="Liberation mono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ext_20_body">
      <style:text-properties style:font-name="Liberation Mono"/>
    </style:style>
    <style:style style:name="P49" style:family="paragraph" style:parent-style-name="Text_20_body">
      <style:paragraph-properties fo:margin-top="0cm" fo:margin-bottom="0cm"/>
      <style:text-properties fo:font-weight="normal" style:font-weight-asian="normal" style:font-weight-complex="normal"/>
    </style:style>
    <style:style style:name="P50" style:family="paragraph" style:parent-style-name="Text_20_body" style:list-style-name="L1">
      <style:paragraph-properties loext:contextual-spacing="false" fo:margin-top="0cm" fo:margin-bottom="0cm"/>
      <style:text-properties fo:font-weight="normal" style:font-weight-asian="normal" style:font-weight-complex="normal"/>
    </style:style>
    <style:style style:name="P51" style:family="paragraph" style:parent-style-name="Text_20_body" style:list-style-name="L1">
      <style:paragraph-properties fo:margin-top="0cm" fo:margin-bottom="0cm"/>
    </style:style>
    <style:style style:name="P52" style:family="paragraph" style:parent-style-name="Text_20_body" style:list-style-name="L1">
      <style:paragraph-properties loext:contextual-spacing="false" fo:margin-top="0cm" fo:margin-bottom="0cm"/>
    </style:style>
    <style:style style:name="P53" style:family="paragraph" style:parent-style-name="Text_20_body">
      <style:paragraph-properties fo:margin-top="0cm" fo:margin-bottom="0cm"/>
      <style:text-properties style:use-window-font-color="true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7f0055"/>
    </style:style>
    <style:style style:name="T6" style:family="text">
      <style:text-properties fo:color="#7f0055" fo:font-weight="bold"/>
    </style:style>
    <style:style style:name="T7" style:family="text">
      <style:text-properties fo:color="#7f0055" fo:font-weight="bold" fo:background-color="#ffffff" loext:char-shading-value="0"/>
    </style:style>
    <style:style style:name="T8" style:family="text">
      <style:text-properties fo:color="#7f0055" fo:background-color="transparent" loext:char-shading-value="0"/>
    </style:style>
    <style:style style:name="T9" style:family="text">
      <style:text-properties fo:color="#2a00ff"/>
    </style:style>
    <style:style style:name="T10" style:family="text">
      <style:text-properties fo:color="#000000"/>
    </style:style>
    <style:style style:name="T11" style:family="text">
      <style:text-properties fo:color="#000000" fo:background-color="transparent" loext:char-shading-value="0"/>
    </style:style>
    <style:style style:name="T12" style:family="text">
      <style:text-properties fo:color="#000000" style:font-name="Liberation mono" fo:font-size="10pt" fo:language="en" fo:country="US" fo:background-color="transparent" style:font-size-asian="10pt" style:font-size-complex="10pt" loext:char-shading-value="0"/>
    </style:style>
    <style:style style:name="T13" style:family="text">
      <style:text-properties fo:color="#000000" style:text-position="super 58%" style:font-name="Liberation serif" fo:font-size="12pt" fo:language="en" fo:country="US" fo:background-color="transparent" style:font-size-asian="12pt" style:font-size-complex="12pt" loext:char-shading-value="0"/>
    </style:style>
    <style:style style:name="T14" style:family="text">
      <style:text-properties fo:color="#000000" style:font-name="Liberation serif" fo:font-size="12pt" fo:language="en" fo:country="US" fo:background-color="transparent" style:font-size-asian="12pt" style:font-size-complex="12pt" loext:char-shading-value="0"/>
    </style:style>
    <style:style style:name="T15" style:family="text">
      <style:text-properties fo:color="#000000" style:font-name="Liberation serif" fo:font-size="12pt" fo:background-color="transparent" style:font-size-asian="12pt" style:font-size-complex="12pt" loext:char-shading-value="0"/>
    </style:style>
    <style:style style:name="T16" style:family="text">
      <style:text-properties fo:color="#3f7f59"/>
    </style:style>
    <style:style style:name="T17" style:family="text">
      <style:text-properties fo:background-color="#ffffff" loext:char-shading-value="0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fo:background-color="transparent" loext:char-shading-value="0"/>
    </style:style>
    <style:style style:name="T20" style:family="text">
      <style:text-properties style:use-window-font-color="true" fo:font-weight="bold" style:font-weight-asian="bold" style:font-weight-complex="bold"/>
    </style:style>
    <style:style style:name="T21" style:family="text">
      <style:text-properties style:use-window-font-color="true" fo:language="en" fo:country="US" fo:background-color="transparent" loext:char-shading-value="0"/>
    </style:style>
    <style:style style:name="T22" style:family="text">
      <style:text-properties style:use-window-font-color="true" fo:language="en" fo:country="US" fo:font-weight="bold" fo:background-color="transparent" style:font-weight-asian="bold" style:font-weight-complex="bold" loext:char-shading-value="0"/>
    </style:style>
    <style:style style:name="T23" style:family="text">
      <style:text-properties style:font-name="Liberation Mono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font-weight="normal" style:font-weight-asian="normal" style:font-weight-complex="normal"/>
    </style:style>
    <style:style style:name="T26" style:family="text">
      <style:text-properties style:font-name="Liberation Serif" fo:font-weight="normal" fo:background-color="transparent" style:font-weight-asian="normal" style:font-weight-complex="normal" loext:char-shading-value="0"/>
    </style:style>
    <style:style style:name="T27" style:family="text">
      <style:text-properties style:font-name="Liberation Serif" fo:font-size="12pt" style:font-size-asian="10.5pt" style:font-size-complex="12pt"/>
    </style:style>
    <style:style style:name="T28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T30" style:family="text">
      <style:text-properties style:font-name="Liberation Serif" fo:font-weight="bold" style:font-weight-asian="bold" style:font-weight-complex="bold"/>
    </style:style>
    <style:style style:name="T31" style:family="text">
      <style:text-properties fo:language="en" fo:country="US"/>
    </style:style>
    <style:style style:name="T32" style:family="text">
      <style:text-properties fo:language="en" fo:country="US" fo:font-weight="normal" style:font-weight-asian="normal" style:font-weight-complex="normal"/>
    </style:style>
    <style:style style:name="T33" style:family="text">
      <style:text-properties fo:color="#007826"/>
    </style:style>
    <style:style style:name="T34" style:family="text">
      <style:text-properties fo:color="#007826" fo:language="en" fo:country="US" fo:background-color="transparent" loext:char-shading-value="0"/>
    </style:style>
    <style:style style:name="T35" style:family="text">
      <style:text-properties fo:color="#007826" fo:background-color="transparent" loext:char-shading-value="0"/>
    </style:style>
    <style:style style:name="T36" style:family="text">
      <style:text-properties fo:color="#007826" fo:font-weight="normal" fo:background-color="transparent" style:font-weight-asian="normal" style:font-weight-complex="normal" loext:char-shading-value="0"/>
    </style:style>
    <style:style style:name="T37" style:family="text">
      <style:text-properties style:font-name="Liberation mono" fo:font-size="10pt" fo:font-weight="normal" fo:background-color="transparent" style:font-size-asian="10pt" style:font-weight-asian="normal" style:font-size-complex="10pt" style:font-weight-complex="normal" loext:char-shading-value="0"/>
    </style:style>
    <style:style style:name="T38" style:family="text">
      <style:text-properties fo:color="#ff0000"/>
    </style:style>
    <style:style style:name="T39" style:family="text">
      <style:text-properties fo:color="#ff0000" fo:language="en" fo:country="US" fo:background-color="transparent" loext:char-shading-value="0"/>
    </style:style>
    <style:style style:name="T40" style:family="text">
      <style:text-properties fo:color="#ff0000" style:font-name="Liberation mono" fo:font-size="10pt" fo:language="en" fo:country="US" fo:background-color="transparent" style:font-size-asian="10pt" style:font-size-complex="10pt" loext:char-shading-value="0"/>
    </style:style>
    <style:style style:name="T41" style:family="text">
      <style:text-properties fo:background-color="transparent" loext:char-shading-value="0"/>
    </style:style>
    <style:style style:name="T42" style:family="text">
      <style:text-properties fo:color="#1c1c1c" style:font-name="Liberation mono" fo:font-size="10pt" fo:font-weight="normal" fo:background-color="transparent" style:font-size-asian="10pt" style:font-weight-asian="normal" style:font-size-complex="10pt" style:font-weight-complex="normal" loext:char-shading-value="0"/>
    </style:style>
    <style:style style:name="T43" style:family="text">
      <style:text-properties fo:color="#1c1c1c" fo:font-weight="normal" fo:background-color="transparent" style:font-weight-asian="normal" style:font-weight-complex="normal" loext:char-shading-value="0"/>
    </style:style>
    <style:style style:name="T44" style:family="text">
      <style:text-properties fo:font-variant="normal" fo:text-transform="none" fo:color="#000000" style:font-name="Liberation sans" fo:letter-spacing="normal" fo:font-style="normal" fo:font-weight="bold" style:font-weight-asian="bold" style:font-weight-complex="bold"/>
    </style:style>
    <style:style style:name="T45" style:family="text">
      <style:text-properties style:font-name="Liberation sans" fo:font-weight="bold" style:font-weight-asian="bold" style:font-weight-complex="bold"/>
    </style:style>
    <style:style style:name="T4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48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44">Event – Creative and Modern One Page HTML Template for Events</text:span><text:span text:style-name="T45"> </text:span><text:bookmark-start text:name="__RefHeading___Toc106_1696862431"/><text:span text:style-name="T45"><text:s/></text:span>– Concert.<text:line-break/>Documentation.<text:bookmark-end text:name="__RefHeading___Toc106_1696862431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2"><text:a xlink:type="simple" xlink:href="#__RefHeading___Toc108_1696862431" text:style-name="Index_20_Link" text:visited-style-name="Index_20_Link">1. Features.<text:tab/>2</text:a></text:p>
          <text:p text:style-name="P42"><text:a xlink:type="simple" xlink:href="#__RefHeading___Toc133_1336622991" text:style-name="Index_20_Link" text:visited-style-name="Index_20_Link">2. Project Structure<text:tab/>3</text:a></text:p>
          <text:p text:style-name="P42"><text:a xlink:type="simple" xlink:href="#__RefHeading___Toc110_1696862431" text:style-name="Index_20_Link" text:visited-style-name="Index_20_Link">3. HTML Structure<text:tab/>4</text:a></text:p>
          <text:p text:style-name="P41"><text:a xlink:type="simple" xlink:href="#__RefHeading___Toc199_1336622991" text:style-name="Index_20_Link" text:visited-style-name="Index_20_Link">3.1 Head<text:tab/>4</text:a></text:p>
          <text:p text:style-name="P41"><text:a xlink:type="simple" xlink:href="#__RefHeading___Toc135_1336622991" text:style-name="Index_20_Link" text:visited-style-name="Index_20_Link">3.2 Navigation Panel<text:tab/>4</text:a></text:p>
          <text:p text:style-name="P41"><text:a xlink:type="simple" xlink:href="#__RefHeading___Toc137_1336622991" text:style-name="Index_20_Link" text:visited-style-name="Index_20_Link">3.3 About<text:tab/>5</text:a></text:p>
          <text:p text:style-name="P41"><text:a xlink:type="simple" xlink:href="#__RefHeading___Toc139_1336622991" text:style-name="Index_20_Link" text:visited-style-name="Index_20_Link">3.4 Stars<text:tab/>6</text:a></text:p>
          <text:p text:style-name="P41"><text:a xlink:type="simple" xlink:href="#__RefHeading___Toc201_1336622991" text:style-name="Index_20_Link" text:visited-style-name="Index_20_Link">3.5 Video<text:tab/>6</text:a></text:p>
          <text:p text:style-name="P41"><text:a xlink:type="simple" xlink:href="#__RefHeading___Toc203_1336622991" text:style-name="Index_20_Link" text:visited-style-name="Index_20_Link">3.6 Tracklist<text:tab/>6</text:a></text:p>
          <text:p text:style-name="P41"><text:a xlink:type="simple" xlink:href="#__RefHeading___Toc141_1336622991" text:style-name="Index_20_Link" text:visited-style-name="Index_20_Link">3.7 Tickets and merchandise <text:tab/>7</text:a></text:p>
          <text:p text:style-name="P41"><text:a xlink:type="simple" xlink:href="#__RefHeading___Toc143_1336622991" text:style-name="Index_20_Link" text:visited-style-name="Index_20_Link">3.8 Sponsors<text:tab/>7</text:a></text:p>
          <text:p text:style-name="P41"><text:a xlink:type="simple" xlink:href="#__RefHeading___Toc145_1336622991" text:style-name="Index_20_Link" text:visited-style-name="Index_20_Link">3.8 Contact<text:tab/>8</text:a></text:p>
          <text:p text:style-name="P41"><text:a xlink:type="simple" xlink:href="#__RefHeading___Toc234_1336622991" text:style-name="Index_20_Link" text:visited-style-name="Index_20_Link">3.9 Map<text:tab/>8</text:a></text:p>
          <text:p text:style-name="P41"><text:a xlink:type="simple" xlink:href="#__RefHeading___Toc236_1336622991" text:style-name="Index_20_Link" text:visited-style-name="Index_20_Link">3.10 Footer<text:tab/>8</text:a></text:p>
          <text:p text:style-name="P42"><text:a xlink:type="simple" xlink:href="#__RefHeading___Toc112_1696862431" text:style-name="Index_20_Link" text:visited-style-name="Index_20_Link">4. CSS files and Structure<text:tab/>9</text:a></text:p>
          <text:p text:style-name="P42"><text:a xlink:type="simple" xlink:href="#__RefHeading___Toc114_1696862431" text:style-name="Index_20_Link" text:visited-style-name="Index_20_Link">5. Fonts<text:tab/>10</text:a></text:p>
          <text:p text:style-name="P42"><text:a xlink:type="simple" xlink:href="#__RefHeading___Toc116_1696862431" text:style-name="Index_20_Link" text:visited-style-name="Index_20_Link">6. JavaScript<text:tab/>11</text:a></text:p>
          <text:p text:style-name="P42"><text:a xlink:type="simple" xlink:href="#__RefHeading___Toc122_1696862431" text:style-name="Index_20_Link" text:visited-style-name="Index_20_Link">7. Editing source code<text:tab/>12</text:a></text:p>
        </text:index-body>
      </text:table-of-content>
      <text:p text:style-name="P43"/>
      <text:h text:style-name="P46" text:outline-level="1"><text:bookmark-start text:name="__RefHeading___Toc108_1696862431"/>1. Features.<text:bookmark-end text:name="__RefHeading___Toc108_1696862431"/></text:h>
      <text:list xml:id="list2257253934474658610" text:style-name="L1">
        <text:list-item>
          <text:p text:style-name="P50">Semantically Correct / Valid HTML Code</text:p>
        </text:list-item>
        <text:list-item>
          <text:p text:style-name="P52">Bootstrap and jQuery powered</text:p>
        </text:list-item>
        <text:list-item>
          <text:p text:style-name="P52">Fully Responsive Layout</text:p>
        </text:list-item>
        <text:list-item>
          <text:p text:style-name="P52">Cross browser compatible ( Internet Explorer 11+, Firefox, Safari, Opera, Chrome etc. )</text:p>
        </text:list-item>
        <text:list-item>
          <text:p text:style-name="P52">2 color schemes for every template</text:p>
        </text:list-item>
        <text:list-item>
          <text:p text:style-name="P52">Easy to Use and Customize</text:p>
        </text:list-item>
        <text:list-item>
          <text:p text:style-name="P51">Google Web Fonts</text:p>
        </text:list-item>
        <text:list-item>
          <text:p text:style-name="P51">Iconic fonts</text:p>
        </text:list-item>
      </text:list>
      <text:p text:style-name="Text_20_body"/>
      <text:h text:style-name="P46" text:outline-level="1"><text:bookmark-start text:name="__RefHeading___Toc133_1336622991"/>2. Project Structure<text:bookmark-end text:name="__RefHeading___Toc133_1336622991"/></text:h>
      <text:p text:style-name="Text_20_body">Template has the following project structure:</text:p>
      <text:p text:style-name="P15">├── dist</text:p>
      <text:p text:style-name="P15">│ <text:s text:c="2"/>├── css</text:p>
      <text:p text:style-name="P15">│ <text:s text:c="2"/>├── img</text:p>
      <text:p text:style-name="P15">│ <text:s text:c="2"/>├── pics</text:p>
      <text:p text:style-name="P15">│ <text:s text:c="2"/>├── media</text:p>
      <text:p text:style-name="P15">│ <text:s text:c="2"/>├── fonts</text:p>
      <text:p text:style-name="P15">│ <text:s text:c="2"/>├── js</text:p>
      <text:p text:style-name="P15">│ <text:s text:c="2"/>├── components</text:p>
      <text:p text:style-name="P15">│ <text:s text:c="2"/>├── concert-dark.html</text:p>
      <text:p text:style-name="P15">│ <text:s text:c="2"/>└── concert-light.html<text:line-break/>│</text:p>
      <text:p text:style-name="P15">├── documentation</text:p>
      <text:p text:style-name="P15">└── src</text:p>
      <text:p text:style-name="P15"><text:s text:c="4"/>├── img</text:p>
      <text:p text:style-name="P15"><text:s text:c="4"/>├── pics</text:p>
      <text:p text:style-name="P15"><text:s text:c="4"/>├── less</text:p>
      <text:p text:style-name="P15"><text:s text:c="4"/>├── fonts</text:p>
      <text:p text:style-name="P15"><text:s text:c="4"/>├── media</text:p>
      <text:p text:style-name="P15"><text:s text:c="4"/>├── js</text:p>
      <text:p text:style-name="P15"><text:s text:c="4"/>└── less </text:p>
      <text:p text:style-name="Text_20_body"><text:span text:style-name="T3">./dist </text:span><text:span text:style-name="T1">folder contains files that are ready to use. Just serve them with your web-server.<text:line-break/></text:span><text:span text:style-name="T3">./src </text:span><text:span text:style-name="T1">folder contains source files, which can be used for deep modifying of theme.</text:span><text:line-break/><text:span text:style-name="T3">./documentation </text:span><text:span text:style-name="T1">folder contains this file with documentation</text:span></text:p>
      <text:p text:style-name="P49">This template consist of three separate templates – <text:span text:style-name="T3">Concert</text:span>, Conference and Festival.</text:p>
      <text:p text:style-name="P49">Each of them has two color schemes – light and dark versions.</text:p>
      <text:p text:style-name="P29"><text:span text:style-name="T1">This documentation is about Concert Template, but </text:span><text:span text:style-name="Source_20_Text"><text:span text:style-name="T28">documentation files different only for </text:span></text:span><text:span text:style-name="Source_20_Text"><text:span text:style-name="T29">HTML Structure </text:span></text:span><text:span text:style-name="Source_20_Text"><text:span text:style-name="T28">part, everything else is the same.</text:span></text:span></text:p>
      <text:h text:style-name="P46" text:outline-level="1"><text:bookmark-start text:name="__RefHeading___Toc110_1696862431"/>3. HTML Structure<text:bookmark-end text:name="__RefHeading___Toc110_1696862431"/></text:h>
      <text:p text:style-name="Text_20_body">All the <text:span text:style-name="T3">html</text:span> code is placed in <text:span text:style-name="T3">concert-light.html </text:span><text:span text:style-name="T1">and</text:span><text:span text:style-name="T3"> concert-light.html</text:span> files. Feel free to edit it to reach the result you want to get. The <text:span text:style-name="T3">.html</text:span><text:span text:style-name="T1"> files use </text:span><text:span text:style-name="T3">UTF-8</text:span><text:span text:style-name="T1"> codepage.</text:span> Use the editor with <text:span text:style-name="T3">UTF-8</text:span> support to avoid problems with unreadable symbols.</text:p>
      <text:h text:style-name="Heading_20_2" text:outline-level="2"><text:bookmark-start text:name="__RefHeading___Toc199_1336622991"/>3.1 Head<text:bookmark-end text:name="__RefHeading___Toc199_1336622991"/></text:h>
      <text:p text:style-name="Text_20_body">Inside <text:span text:style-name="T3">&lt;head&gt;</text:span> tag there are some tags with metainformation. Fill them to provide information about your site to search engines.</text:p>
      <text:p text:style-name="P16"><text:span text:style-name="T5">&lt;</text:span><text:span text:style-name="T6">meta</text:span> name=<text:span text:style-name="T9">"description"</text:span> content=<text:span text:style-name="T9">""</text:span><text:span text:style-name="T5">&gt;</text:span></text:p>
      <text:p text:style-name="P27"><text:span text:style-name="T5">&lt;</text:span><text:span text:style-name="T6">meta</text:span><text:span text:style-name="T10"> name=</text:span><text:span text:style-name="T9">"author"</text:span><text:span text:style-name="T10"> content=</text:span><text:span text:style-name="T9">""</text:span><text:span text:style-name="T5">&gt;</text:span></text:p>
      <text:p text:style-name="Text_20_body">There is a title tag for page title. Feel free to edit it too.</text:p>
      <text:p text:style-name="Preformatted_20_Text"><text:span text:style-name="T5">&lt;title&gt;Event</text:span><text:span text:style-name="T10"> - Bootstrap Theme</text:span><text:span text:style-name="T5">&lt;/title&gt;</text:span></text:p>
      <text:p text:style-name="P17"/>
      <text:p text:style-name="Text_20_body">We use <text:span text:style-name="T3">FontAwesome</text:span>, <text:span text:style-name="T3">Oswald, Cabin</text:span> and <text:span text:style-name="T3">OpenSans</text:span> fonts. To change fonts you need to make changes in .css file of theme. More in <text:a xlink:type="simple" xlink:href="#5.5. Fonts|outline" text:style-name="Internet_20_link" text:visited-style-name="Visited_20_Internet_20_Link">Fonts</text:a> section.</text:p>
      <text:p text:style-name="P22">&lt;!-- Custom Fonts --&gt;</text:p>
      <text:p text:style-name="P18">&lt;link href="https://fonts.googleapis.com/css?family=Cabin|Open+Sans|Oswald" rel="stylesheet"&gt;</text:p>
      <text:p text:style-name="P18"/>
      <text:p text:style-name="Text_20_body">And include <text:span text:style-name="T3">.js</text:span> files.</text:p>
      <text:p text:style-name="P23">&lt;script src="components/jquery.min.js"&gt;&lt;/script&gt;</text:p>
      <text:p text:style-name="P23">&lt;script src="components/bootstrap.min.js"&gt;&lt;/script&gt;</text:p>
      <text:p text:style-name="P23">&lt;script src="components/jquery.countdown.js"&gt;&lt;/script&gt;</text:p>
      <text:p text:style-name="P23">&lt;script src="components/lightgallery.min.js"&gt;&lt;/script&gt;</text:p>
      <text:p text:style-name="P23">&lt;script src="components/validator.js"&gt;&lt;/script&gt;</text:p>
      <text:p text:style-name="P23">&lt;script src="js/audio.js"&gt;&lt;/script&gt;</text:p>
      <text:p text:style-name="P23">&lt;script src="js/scripts.js"&gt;&lt;/script&gt;</text:p>
      <text:p text:style-name="P23"/>
      <text:p text:style-name="Text_20_body">There are also some scripts to add support for <text:span text:style-name="T3">IE8</text:span>.</text:p>
      <text:p text:style-name="P16"><text:span text:style-name="T16">&lt;!--[</text:span><text:span text:style-name="T6">if</text:span><text:span text:style-name="T17"> </text:span><text:span text:style-name="T7">lt</text:span><text:span text:style-name="T17"> IE 9</text:span><text:span text:style-name="T16">]&gt;</text:span></text:p>
      <text:p text:style-name="P16"><text:span text:style-name="T5">&lt;</text:span><text:span text:style-name="T6">script</text:span><text:span text:style-name="T16"> src=</text:span><text:span text:style-name="T9">"https://oss.maxcdn.com/libs/html5shiv/3.7.0/html5shiv.js"</text:span><text:span text:style-name="T5">&gt;&lt;/</text:span><text:span text:style-name="T6">script</text:span><text:span text:style-name="T5">&gt;</text:span></text:p>
      <text:p text:style-name="P16"><text:span text:style-name="T5">&lt;</text:span><text:span text:style-name="T6">script </text:span><text:span text:style-name="T16">src=</text:span><text:span text:style-name="T9">"https://oss.maxcdn.com/libs/respond.js/1.4.2/respond.min.js"</text:span><text:span text:style-name="T5">&gt;&lt;/</text:span><text:span text:style-name="T6">script</text:span><text:span text:style-name="T5">&gt;</text:span></text:p>
      <text:p text:style-name="P27"><text:span text:style-name="T16">&lt;![</text:span><text:span text:style-name="T6">endif</text:span><text:span text:style-name="T16">]--&gt;</text:span></text:p>
      <text:h text:style-name="Heading_20_2" text:outline-level="2"><text:bookmark-start text:name="__RefHeading___Toc135_1336622991"/>3.2 Navigation Panel<text:bookmark-end text:name="__RefHeading___Toc135_1336622991"/></text:h>
      <text:p text:style-name="Text_20_body">The whole navigation panel is placed in <text:span text:style-name="T5">&lt;header class="page-header <text:s text:c="2"/>js-page-header" style="background-image: url(pics/concert-dark-header-bg.jpg)"&gt;</text:span><text:span text:style-name="T19"> tag. </text:span></text:p>
      <text:p text:style-name="Text_20_body"><text:span text:style-name="T19">Important! Top header background set in </text:span><text:span text:style-name="T8">&lt;header&gt;</text:span><text:span text:style-name="T11">, as stated above</text:span><text:span text:style-name="T8">: style="background-image: url(pics/concert-dark-header-bg.jpg)" </text:span><text:span text:style-name="T11">– feel free to change it for your liking.</text:span></text:p>
      <text:p text:style-name="P2">The items of navigation panel look just like this:</text:p>
      <text:p text:style-name="P3">...</text:p>
      <text:p text:style-name="P24">&lt;li&gt;&lt;a href="#about-screen" class="page-header__link"&gt;about&lt;/a&gt;&lt;/li&gt;</text:p>
      <text:p text:style-name="P24"><text:soft-page-break/>&lt;li&gt;&lt;a href="#stars-screen" class="page-header__link"&gt;stars&lt;/a&gt;&lt;/li&gt;</text:p>
      <text:p text:style-name="P24">...</text:p>
      <text:p text:style-name="P20"/>
      <text:p text:style-name="P2">Change it if you like so. Or add additional links.</text:p>
      <text:p text:style-name="P2">Logo is different in <text:span text:style-name="T3">light</text:span> and <text:span text:style-name="T3">dark</text:span> versions of theme. In <text:span text:style-name="T3">dark</text:span> it is <text:span text:style-name="T3">SVG:</text:span></text:p>
      <text:p text:style-name="P30">&lt;svg xmlns="http://www.w3.org/2000/svg" width="150" height="50" viewBox="0 0 150 50"&gt;</text:p>
      <text:p text:style-name="P30">...</text:p>
      <text:p text:style-name="P30"><text:s text:c="2"/>&lt;text class="page-header__brand-text" x="0" y="50" fill=url(#brandgradient)&gt;</text:p>
      <text:p text:style-name="P30"><text:s text:c="18"/>Event.</text:p>
      <text:p text:style-name="P30"><text:s text:c="2"/>&lt;/text&gt;</text:p>
      <text:p text:style-name="P30">&lt;/svg&gt;</text:p>
      <text:p text:style-name="P30"/>
      <text:p text:style-name="Text_20_body"><text:bookmark-start text:name="__RefHeading__1324_390020236"/>Change you title in &lt;text&gt; tag.<text:bookmark-end text:name="__RefHeading__1324_390020236"/></text:p>
      <text:p text:style-name="Text_20_body"><text:span text:style-name="T47">In </text:span><text:span text:style-name="T48">light</text:span><text:span text:style-name="T47"> theme it looks like this:</text:span></text:p>
      <text:p text:style-name="P10">&lt;a class="page-header__brand <text:s text:c="2"/>js-page-header__brand" href="#"&gt;Event.&lt;/a&gt;</text:p>
      <text:p text:style-name="P4">Also, navigation panel contains biggest header with links-buttons.</text:p>
      <text:p text:style-name="P34">&lt;h1 class="hero__header"&gt;R <text:s/>u <text:s/>ready to &lt;/br&gt;&lt;span&gt;rock?&lt;/span&gt;&lt;/h1&gt;</text:p>
      <text:p text:style-name="P34">&lt;div class="hero__links-block"&gt;</text:p>
      <text:p text:style-name="P34"><text:s text:c="2"/>&lt;div class="hero__link button button--is-round"&gt;&lt;a class="button__link" href="#"&gt;Whaaaat?&lt;/a&gt;&lt;/div&gt;</text:p>
      <text:p text:style-name="P34"><text:s text:c="2"/>&lt;div class="hero__link button button--is-round"&gt;&lt;a class="button__link" href="#"&gt;Yes, i’am!&lt;/a&gt;&lt;/div&gt;</text:p>
      <text:p text:style-name="P34">&lt;/div&gt;</text:p>
      <text:h text:style-name="Heading_20_2" text:outline-level="2"><text:bookmark-start text:name="__RefHeading___Toc137_1336622991"/>3.3 About<text:bookmark-end text:name="__RefHeading___Toc137_1336622991"/></text:h>
      <text:p text:style-name="Text_20_body"><text:span text:style-name="T19">This screen contains hello-text and timer. </text:span><text:span text:style-name="T21">Hello text is simple text block:</text:span></text:p>
      <text:p text:style-name="P12">&lt;p id="about-screen" class="layout-dark__greeting-text"&gt;The coolest fest coming soon! ....&lt;/p&gt;</text:p>
      <text:p text:style-name="P7">Timer is quite complex block though:</text:p>
      <text:p text:style-name="P7"><text:s text:c="10"/>&lt;div id="countdown" class="polygon-block__timer <text:s text:c="2"/>timer"&gt;</text:p>
      <text:p text:style-name="Text_20_body"><text:span text:style-name="T21">It is main markup in html file, however, it's content generated by JavaScript, in </text:span><text:span text:style-name="T22">scripts.js</text:span><text:span text:style-name="T21">:</text:span></text:p>
      <text:p text:style-name="P32"><text:s text:c="2"/>// Countdown timer</text:p>
      <text:p text:style-name="P32"><text:s text:c="2"/>var currTime = new Date();</text:p>
      <text:p text:style-name="P32"><text:s text:c="2"/>var currDate = currTime.getDate();</text:p>
      <text:p text:style-name="P32"><text:s text:c="2"/>var currMonth = currTime.getMonth() + 2;</text:p>
      <text:p text:style-name="P32"><text:s text:c="2"/>var currYear = currTime.getFullYear();</text:p>
      <text:p text:style-name="P32"><text:s text:c="2"/>var eventTime = currYear + "/" + currMonth + "/" + currDate;</text:p>
      <text:p text:style-name="P38"/>
      <text:p text:style-name="P38"><text:span text:style-name="T21"><text:s text:c="2"/>$('#countdown').countdown(</text:span><text:span text:style-name="T39">eventTime</text:span><text:span text:style-name="T21">, function(event) {</text:span></text:p>
      <text:p text:style-name="P32"><text:s text:c="4"/>$(this).html(event.strftime(''</text:p>
      <text:p text:style-name="P38"><text:span text:style-name="T21"><text:s text:c="6"/>+ </text:span><text:span text:style-name="T34">'&lt;span class="timer__item"&gt;%D&lt;span class="timer__item-caption"&gt;days&lt;/span&gt;&lt;/span&gt;'</text:span></text:p>
      <text:p text:style-name="P40"><text:s text:c="6"/>+ '&lt;span class="timer__item"&gt;%H&lt;span class="timer__item-caption"&gt;hours&lt;/span&gt;&lt;/span&gt;'</text:p>
      <text:p text:style-name="P40"><text:soft-page-break/><text:s text:c="6"/>+ '&lt;span class="timer__item"&gt;%M&lt;span class="timer__item-caption"&gt;min&lt;/span&gt;&lt;/span&gt;'</text:p>
      <text:p text:style-name="P38"><text:span text:style-name="T34"><text:s text:c="6"/>+ '&lt;span class="timer__item"&gt;%S&lt;span class="timer__item-caption"&gt;sec&lt;/span&gt;&lt;/span&gt;'</text:span><text:span text:style-name="T21">));</text:span></text:p>
      <text:p text:style-name="P32"><text:s text:c="2"/>});</text:p>
      <text:p text:style-name="Text_20_body"><text:span text:style-name="T21">You may change </text:span><text:span text:style-name="T34">outputted</text:span><text:span text:style-name="T21"> </text:span><text:span text:style-name="T34">tags</text:span><text:span text:style-name="T21">, but it may cause some styling issues. Anyway, free to try and please, do not forget about </text:span><text:span text:style-name="T22">css</text:span><text:span text:style-name="T21"> styles.</text:span></text:p>
      <text:p text:style-name="Text_20_body"><text:span text:style-name="T21">Important note - <text:s/></text:span><text:span text:style-name="T40">eventTime –</text:span><text:span text:style-name="T12"> </text:span><text:span text:style-name="T14">it is placeholder, you may set desired date if event start and it should be in following format: '2017/02/14' - 14</text:span><text:span text:style-name="T13">th</text:span><text:span text:style-name="T14"> day of february, year 2017.</text:span></text:p>
      <text:h text:style-name="P45" text:outline-level="2"><text:bookmark-start text:name="__RefHeading___Toc139_1336622991"/>3.4 Stars<text:bookmark-end text:name="__RefHeading___Toc139_1336622991"/></text:h>
      <text:p text:style-name="P2">You may set image in here: </text:p>
      <text:p text:style-name="P13">&lt;img class="presentation__image" src="pics/bg-headliner.jpg" alt=""&gt;</text:p>
      <text:p text:style-name="P2">And description in here:</text:p>
      <text:p text:style-name="P37">&lt;div class="presentation__heading"&gt;</text:p>
      <text:p text:style-name="P37"><text:s text:c="4"/>&lt;h3&gt;headliner: &lt;/br&gt;&lt;span&gt;the dark star&lt;/span&gt;&lt;/h3&gt;</text:p>
      <text:p text:style-name="P37"><text:s text:c="4"/>&lt;span class="presentation__info"&gt;(metalcore|hardcore)&lt;/span&gt;</text:p>
      <text:p text:style-name="P37"><text:s/>&lt;/div&gt;</text:p>
      <text:h text:style-name="P44" text:outline-level="3"/>
      <text:h text:style-name="Heading_20_2" text:outline-level="2"><text:bookmark-start text:name="__RefHeading___Toc201_1336622991"/>3.5 Video<text:bookmark-end text:name="__RefHeading___Toc201_1336622991"/></text:h>
      <text:p text:style-name="P11">Video loaded from free video hosting, you may set any video you like.</text:p>
      <text:p text:style-name="P11">You can set another video in here:</text:p>
      <text:p text:style-name="P36">&lt;video class="video-block__video" id="video" preload="none" poster="pics/video-placeholder.jpg" width="100%" height="100%"&gt;</text:p>
      <text:p text:style-name="P36"><text:s text:c="12"/>&lt;source src="http://mazwai.com/system/posts/videos/000/000/218/original/severe-storm-over-mandurah.mp4?1454783161" type="video/mp4"&gt;</text:p>
      <text:p text:style-name="P36">&lt;/video&gt;</text:p>
      <text:p text:style-name="P39"/>
      <text:p text:style-name="P11">Text in video poster:</text:p>
      <text:p text:style-name="P36">&lt;div id="text-poster" class="video-block__poster js-video-block-poster"&gt;</text:p>
      <text:p text:style-name="P36"><text:s text:c="6"/>&lt;h3 class="video-block__heading"&gt;see the video from last concert&lt;/h3&gt;</text:p>
      <text:p text:style-name="P36"><text:s text:c="6"/>&lt;p class="video-block__subheading"&gt;open-air fest in Munchen 20.05.2015&lt;/p&gt;</text:p>
      <text:p text:style-name="P36"><text:s text:c="6"/>&lt;p class="video-block__text"&gt;Lorem ipsum ...&lt;/p&gt;</text:p>
      <text:p text:style-name="P36">&lt;/div&gt;</text:p>
      <text:p text:style-name="P36"/>
      <text:h text:style-name="Heading_20_2" text:outline-level="2"><text:bookmark-start text:name="__RefHeading___Toc203_1336622991"/>3.6 Tracklist<text:bookmark-end text:name="__RefHeading___Toc203_1336622991"/></text:h>
      <text:p text:style-name="P2">This screen contains a simple audio player with controls.</text:p>
      <text:p text:style-name="P26">&lt;audio preload="none" autoplay="none"&gt;&lt;/audio&gt;</text:p>
      <text:p text:style-name="P26">&lt;ul class="tracklist__table" id="tracklist"&gt;</text:p>
      <text:p text:style-name="P25"><text:span text:style-name="T41"><text:tab/>&lt;li&gt;&lt;a href="#" </text:span><text:span text:style-name="T35">data-src="media/bensound-dubstep.mp3"</text:span><text:span text:style-name="T41">&gt;super group - The long way to home&lt;/a&gt;&lt;/li&gt;</text:span></text:p>
      <text:p text:style-name="P25"><text:soft-page-break/><text:span text:style-name="T41"><text:s text:c="6"/>&lt;li&gt;&lt;a href="#" </text:span><text:span text:style-name="T35">data-src="media/bensound-cute.mp3"</text:span><text:span text:style-name="T41">&gt;soul of the stone <text:s/>- <text:s/>take me to he place&lt;/a&gt;&lt;/li&gt;</text:span></text:p>
      <text:p text:style-name="P26"><text:tab/>...</text:p>
      <text:p text:style-name="P26">&lt;/ul&gt;</text:p>
      <text:p text:style-name="P19"/>
      <text:p text:style-name="Preformatted_20_Text"><text:span text:style-name="T15">You may set any track in </text:span><text:span text:style-name="T35">data-src="..." </text:span><text:span text:style-name="T15">attribute and description inside &lt;a&gt; tag. Also change number of tracks if you want to.</text:span></text:p>
      <text:h text:style-name="P45" text:outline-level="2"><text:bookmark-start text:name="__RefHeading___Toc141_1336622991"/>3.7 Tickets and merchandise <text:bookmark-end text:name="__RefHeading___Toc141_1336622991"/></text:h>
      <text:p text:style-name="P6">“Tickets” blocks with prices and info and image with link to merchandise shop.</text:p>
      <text:p text:style-name="P6">Tickets:</text:p>
      <text:p text:style-name="P31"><text:span text:style-name="T2"><text:s text:c="2"/></text:span><text:span text:style-name="T43"><text:s text:c="4"/>&lt;div class="col-xs-12 col-md-4"&gt;</text:span></text:p>
      <text:p text:style-name="P34"><text:s text:c="8"/>&lt;div class="tickets__list-item <text:s text:c="2"/>js-ticket"&gt;</text:p>
      <text:p text:style-name="P34"><text:s text:c="10"/>&lt;p class="tickets__heading"&gt;dance floor&lt;/p&gt;</text:p>
      <text:p text:style-name="P34"><text:s text:c="10"/>&lt;p class="tickets__subheading"&gt;Dancers gonna dance!&lt;/p&gt;</text:p>
      <text:p text:style-name="P34"><text:s text:c="10"/>&lt;p class="tickets__price"&gt;100$&lt;/p&gt;</text:p>
      <text:p text:style-name="P34"><text:s text:c="10"/>&lt;div class="tickets__link button button--is-round"&gt;&lt;a class="button__link" href="#"&gt;buy the ticket&lt;/a&gt;&lt;/div&gt;</text:p>
      <text:p text:style-name="P34"><text:s text:c="8"/>&lt;/div&gt;</text:p>
      <text:p text:style-name="P34"><text:s text:c="6"/>&lt;/div&gt;</text:p>
      <text:p text:style-name="P5"><text:span text:style-name="T36">class="col-xs-12 col-md-4"</text:span><text:span text:style-name="T2"> is used in Bootstrap, so please look at </text:span><text:a xlink:type="simple" xlink:href="https://getbootstrap.com/" text:style-name="Internet_20_link" text:visited-style-name="Visited_20_Internet_20_Link"><text:span text:style-name="Source_20_Text"><text:span text:style-name="T26">https://getbootstrap.com/</text:span></text:span></text:a><text:span text:style-name="Source_20_Text"><text:span text:style-name="T26"> for additional information.</text:span></text:span></text:p>
      <text:p text:style-name="P5"><text:span text:style-name="Source_20_Text"><text:span text:style-name="T26">Here you can change merchandise screen info and link:</text:span></text:span></text:p>
      <text:p text:style-name="P33"><text:span text:style-name="Source_20_Text"><text:span text:style-name="T42"><text:s text:c="2"/>&lt;div class="tickets__merch"&gt;</text:span></text:span></text:p>
      <text:p text:style-name="P33"><text:span text:style-name="Source_20_Text"><text:span text:style-name="T42"><text:s text:c="4"/>&lt;div class="container"&gt;</text:span></text:span></text:p>
      <text:p text:style-name="P33"><text:span text:style-name="Source_20_Text"><text:span text:style-name="T42"><text:s text:c="6"/>&lt;h2 class="layout-dark__merch-header"&gt;Buy the tickets now and get the merch&lt;/br&gt;with &lt;span&gt;special price&lt;/span&gt;!&lt;/h2&gt;</text:span></text:span></text:p>
      <text:p text:style-name="P33"><text:span text:style-name="Source_20_Text"><text:span text:style-name="T42"><text:s text:c="6"/>&lt;div class="tickets__link-merch button button--is-round"&gt;&lt;a class="button__link" href="#"&gt;buy the ticket&lt;/a&gt;&lt;/div&gt;</text:span></text:span></text:p>
      <text:p text:style-name="P33"><text:span text:style-name="Source_20_Text"><text:span text:style-name="T42"><text:s text:c="6"/>&lt;div class="tickets__merch-photo"&gt;</text:span></text:span></text:p>
      <text:p text:style-name="P33"><text:span text:style-name="Source_20_Text"><text:span text:style-name="T42"><text:s text:c="8"/>&lt;img src="pics/merch-photo.png" alt="Merchandise"&gt;</text:span></text:span></text:p>
      <text:p text:style-name="P33"><text:span text:style-name="Source_20_Text"><text:span text:style-name="T42"><text:s text:c="6"/>&lt;/div&gt;</text:span></text:span></text:p>
      <text:p text:style-name="P33"><text:span text:style-name="Source_20_Text"><text:span text:style-name="T42"><text:s text:c="4"/>&lt;/div&gt;</text:span></text:span></text:p>
      <text:p text:style-name="P33"><text:span text:style-name="Source_20_Text"><text:span text:style-name="T42"><text:s text:c="2"/>&lt;/div&gt;</text:span></text:span></text:p>
      <text:p text:style-name="P33"><text:span text:style-name="Source_20_Text"><text:span text:style-name="T37"/></text:span></text:p>
      <text:h text:style-name="P45" text:outline-level="2"><text:bookmark-start text:name="__RefHeading___Toc143_1336622991"/>3.8 Sponsors<text:bookmark-end text:name="__RefHeading___Toc143_1336622991"/></text:h>
      <text:p text:style-name="P5">Main part of this screen is following: </text:p>
      <text:p text:style-name="P31">&lt;div class="sponsors__features"&gt;</text:p>
      <text:p text:style-name="P31"><text:tab/>&lt;a href="#" class="sponsors__features-item"&gt;&lt;i class="sponsors__features-deco"&gt;&lt;/i&gt;</text:p>
      <text:p text:style-name="P31"><text:s text:c="14"/>&lt;i class="sponsors__features-icon <text:s text:c="2"/>icofont icofont<text:span text:style-name="T33">-brand-android-robot</text:span>"&gt;&lt;/i&gt;</text:p>
      <text:p text:style-name="P31"><text:s text:c="14"/>&lt;i class="sponsors__features-icon--sub <text:s text:c="2"/>icofont icofont<text:span text:style-name="T33">-brand-android-robot</text:span>"&gt;&lt;/i&gt;</text:p>
      <text:p text:style-name="P31"><text:s text:c="6"/>&lt;/a&gt;</text:p>
      <text:p text:style-name="P31"><text:tab/><text:tab/>...</text:p>
      <text:p text:style-name="P31">&lt;/div&gt;</text:p>
      <text:p text:style-name="P31"/>
      <text:p text:style-name="Text_20_body"><text:soft-page-break/>Lets look a bit closer at this code – you actually need to change <text:span text:style-name="T33">highlighted</text:span> part in order to set your desired icons. Why the same icon class repeated two times? It is for fancy hover effect, you may harmlessly delete it, if you like.</text:p>
      <text:p text:style-name="Text_20_body">By the way – “icofont” used here, see <text:s/><text:a xlink:type="simple" xlink:href="#9.9. Editing source code|outline" text:style-name="Internet_20_link" text:visited-style-name="Visited_20_Internet_20_Link"><text:span text:style-name="T1">Editing source code</text:span></text:a><text:span text:style-name="T1"> section for more details.</text:span></text:p>
      <text:h text:style-name="P45" text:outline-level="2"><text:bookmark-start text:name="__RefHeading___Toc145_1336622991"/>3.8 Contact<text:bookmark-end text:name="__RefHeading___Toc145_1336622991"/></text:h>
      <text:p text:style-name="Text_20_body">Just simple information blocks.</text:p>
      <text:p text:style-name="P35">&lt;div class="contacts"&gt;</text:p>
      <text:p text:style-name="P35"><text:s text:c="2"/>&lt;h4 class="contacts__heading"&gt;E-mail:&lt;/h4&gt;</text:p>
      <text:p text:style-name="P35"><text:s text:c="2"/>&lt;a class="contacts__text" href="mailto:event@studio.com"&gt;event@studio.com&lt;/a&gt;</text:p>
      <text:p text:style-name="P35">&lt;/div&gt;</text:p>
      <text:p text:style-name="Text_20_body">For example, you can set you email in this one.</text:p>
      <text:h text:style-name="Heading_20_2" text:outline-level="2"><text:bookmark-start text:name="__RefHeading___Toc234_1336622991"/>3.9 Map<text:bookmark-end text:name="__RefHeading___Toc234_1336622991"/></text:h>
      <text:p text:style-name="P1">Map – add any map API you want, there is Google Maps by default, without any settings.</text:p>
      <text:p text:style-name="P1">If you useng Google Maps, then you need to create you key and insert it here, instead of <text:span text:style-name="T38">highlighted text sector</text:span>:</text:p>
      <text:p text:style-name="P31">&lt;script async defer</text:p>
      <text:p text:style-name="P31"><text:s text:c="4"/>src="https://maps.googleapis.com/maps/api/js?key=<text:span text:style-name="T38">AIzaSyAD2GTLh7SeztYAZw5ln9zvSnBmkoFq5OM</text:span>&amp;callback=initMap"&gt;</text:p>
      <text:p text:style-name="P31">&lt;/script&gt;</text:p>
      <text:p text:style-name="P31"/>
      <text:p text:style-name="P1">Look official documentation for maps API for more information on subject.</text:p>
      <text:p text:style-name="P1">Anyway, general html-markup looks like this:</text:p>
      <text:p text:style-name="P31">&lt;div class="layout-dark layout-dark__map-screen"&gt;</text:p>
      <text:p text:style-name="P31"><text:s text:c="2"/>&lt;div id="footer-map"&gt;&lt;/div&gt;</text:p>
      <text:p text:style-name="P31">&lt;/div&gt;</text:p>
      <text:p text:style-name="P1">It is responsive and full screen block.</text:p>
      <text:h text:style-name="Heading_20_2" text:outline-level="2"><text:bookmark-start text:name="__RefHeading___Toc236_1336622991"/>3.10 Footer<text:bookmark-end text:name="__RefHeading___Toc236_1336622991"/></text:h>
      <text:p text:style-name="Text_20_body"><text:span text:style-name="T18">Footer contains info similar to </text:span><text:span text:style-name="T20">Contacts</text:span><text:span text:style-name="T18"> screen and have small subscription form. You will need configured server scripts to make this form work, but html-5 form is fully valid and prepared.</text:span></text:p>
      <text:p text:style-name="P35">&lt;form action="" method="GET"&gt;</text:p>
      <text:p text:style-name="P35"><text:s text:c="4"/>&lt;fieldset&gt;</text:p>
      <text:p text:style-name="P35"><text:s text:c="8"/>&lt;label for="email"&gt;Type your email here&lt;/label&gt;</text:p>
      <text:p text:style-name="P35"><text:s text:c="8"/>&lt;input name="email" type="text" id="email" placeholder="Your email here" value=""&gt;</text:p>
      <text:p text:style-name="P35"><text:s text:c="8"/>&lt;button&gt;&lt;span&gt;Subcribe&lt;/span&gt;&lt;/button&gt;</text:p>
      <text:p text:style-name="P35"><text:s text:c="4"/>&lt;/fieldset&gt;</text:p>
      <text:p text:style-name="P35">&lt;/form&gt;</text:p>
      <text:h text:style-name="P46" text:outline-level="1"><text:bookmark-start text:name="__RefHeading___Toc112_1696862431"/>4. CSS files and Structure<text:bookmark-end text:name="__RefHeading___Toc112_1696862431"/></text:h>
      <text:p text:style-name="Text_20_body">There are six css files in <text:span text:style-name="T3">./dist/css folder</text:span></text:p>
      <text:p text:style-name="Directory_20_Tree">dist<text:line-break/><text:line-break/>│<text:line-break/><text:line-break/>└── css</text:p>
      <text:p text:style-name="Directory_20_Tree"><text:s text:c="4"/>├── concert-dark.css</text:p>
      <text:p text:style-name="Directory_20_Tree"><text:s text:c="4"/>├── concert-light.css</text:p>
      <text:p text:style-name="Directory_20_Tree"><text:s text:c="4"/>├── <text:span text:style-name="T31">conf</text:span>-dark.css</text:p>
      <text:p text:style-name="Directory_20_Tree"><text:s text:c="4"/>├── <text:span text:style-name="T31">conf</text:span>-light.css</text:p>
      <text:p text:style-name="Directory_20_Tree"><text:s text:c="4"/>├── fest-dark.css</text:p>
      <text:p text:style-name="Directory_20_Tree"><text:s text:c="4"/><text:span text:style-name="T4">└──</text:span> fest-light.css</text:p>
      <text:p text:style-name="Text_20_body">Each <text:span text:style-name="T3">.css</text:span> file has a color theme and styles for every page in our theme.<text:span text:style-name="T3"><text:line-break/></text:span><text:span text:style-name="T1">Every </text:span><text:span text:style-name="T3">html</text:span><text:span text:style-name="T1"> file has its own styles, there are not only color changes in -</text:span><text:span text:style-name="T3">light -dark</text:span><text:span text:style-name="T1"> versions, but also a markup. Feel free to edit </text:span><text:span text:style-name="T3">.css</text:span><text:span text:style-name="T1"> files for applying little changes in theme. For more complex editing we recommend to edit</text:span><text:span text:style-name="T3"> .less</text:span><text:span text:style-name="T1"> files and rebuild template. Read about it in </text:span><text:a xlink:type="simple" xlink:href="#9.9. Editing source code|outline" text:style-name="Internet_20_link" text:visited-style-name="Visited_20_Internet_20_Link"><text:span text:style-name="T1">Editing source code</text:span></text:a><text:span text:style-name="T1"> section.<text:line-break/><text:line-break/></text:span><text:span text:style-name="T3">Source maps</text:span><text:span text:style-name="T1"> </text:span><text:span text:style-name="T32">are</text:span><text:span text:style-name="T1"> included in </text:span><text:span text:style-name="T3">.css</text:span><text:span text:style-name="T1"> files and mapping </text:span><text:span text:style-name="T3">.less</text:span><text:span text:style-name="T1"> file in </text:span><text:span text:style-name="T3">./src/less/</text:span><text:span text:style-name="T1"> folder.<text:line-break/>Further information provided in </text:span><text:a xlink:type="simple" xlink:href="#9.9. Editing source code|outline" text:style-name="Internet_20_link" text:visited-style-name="Visited_20_Internet_20_Link"><text:span text:style-name="T1">Editing source code</text:span></text:a><text:span text:style-name="T1"> part.</text:span></text:p>
      <text:h text:style-name="P46" text:outline-level="1"><text:bookmark-start text:name="__RefHeading___Toc114_1696862431"/>5. Fonts<text:bookmark-end text:name="__RefHeading___Toc114_1696862431"/></text:h>
      <text:p text:style-name="Text_20_body">We use <text:span text:style-name="T3">FontAwesome</text:span>, <text:span text:style-name="T3">Oswald, OpenSans</text:span> and <text:span text:style-name="T3">Cabin</text:span> fonts. You can find a lot of font definitions in any <text:span text:style-name="T3">.css</text:span><text:span text:style-name="T1"> file. To edit them in css is pretty complicated task. So we recommend to edit </text:span><text:span text:style-name="T3">.less</text:span><text:span text:style-name="T1"> file of theme.</text:span></text:p>
      <text:p text:style-name="Text_20_body"><text:span text:style-name="T1">For example, change the following lines in </text:span><text:span text:style-name="T3">./src/less/themes/concert-dark.less</text:span><text:span text:style-name="T1"> :</text:span></text:p>
      <text:p text:style-name="P14">@font-first: "Open Sans", Helvetica, Arial, sans-serif;</text:p>
      <text:p text:style-name="P14">@font-second: "Oswald", Helvetica, Arial, sans-serif;</text:p>
      <text:p text:style-name="P14">@font-third: "Oswald Stencil", Helvetica, Arial, sans-serif;</text:p>
      <text:p text:style-name="Text_20_body"><text:span text:style-name="T1">And then set this variables to desired elements. Visit links in <text:s/></text:span><text:a xlink:type="simple" xlink:href="#8.8. Editing source code|outline" text:style-name="Internet_20_link" text:visited-style-name="Visited_20_Internet_20_Link"><text:span text:style-name="T1">Edititng source code</text:span></text:a><text:span text:style-name="T1"> section lo learn more about LESS preprocessor.</text:span></text:p>
      <text:p text:style-name="Text_20_body">Add the fonts you are going to use into <text:span text:style-name="T3">index.html</text:span><text:span text:style-name="T1"> via Google Font API.</text:span></text:p>
      <text:p text:style-name="Text_20_body"><text:span text:style-name="T1">We also use iconic fonts: FontAwesome and Icofont. They are added via </text:span><text:span text:style-name="T3">css (less)</text:span><text:span text:style-name="T1">. </text:span></text:p>
      <text:p text:style-name="Text_20_body"><text:span text:style-name="T1">Icofont doesn't have less sources, so we added it through separate .</text:span><text:span text:style-name="T3">css</text:span><text:span text:style-name="T1"> file directly into html: </text:span></text:p>
      <text:p text:style-name="P47"><text:s text:c="2"/>&lt;link rel="stylesheet" href="css/icofont.css"&gt;</text:p>
      <text:p text:style-name="Text_20_body"><text:span text:style-name="T1">FontAwesome has </text:span><text:span text:style-name="T3">.less</text:span><text:span text:style-name="T1"> sources, so you can find it in </text:span><text:span text:style-name="T46">scr/less/font-awesome </text:span><text:span text:style-name="T1">folder.</text:span></text:p>
      <text:p text:style-name="Text_20_body">(<text:a xlink:type="simple" xlink:href="https://developers.google.com/fonts/" text:style-name="Internet_20_link" text:visited-style-name="Visited_20_Internet_20_Link">https://developers.google.com/fonts/</text:a>) and then rebuild the template with blue color scheme.<text:line-break/>Read in <text:a xlink:type="simple" xlink:href="#8.8. Editing source code|outline" text:style-name="Internet_20_link" text:visited-style-name="Visited_20_Internet_20_Link">Edititng source code</text:a> how to rebuild the template.</text:p>
      <text:h text:style-name="P46" text:outline-level="1"><text:bookmark-start text:name="__RefHeading___Toc116_1696862431"/>6. JavaScript<text:bookmark-end text:name="__RefHeading___Toc116_1696862431"/></text:h>
      <text:p text:style-name="Text_20_body">Some <text:span text:style-name="T3">.js </text:span><text:span text:style-name="T1">files placed in </text:span><text:span text:style-name="T46">js</text:span><text:span text:style-name="T1"> folder, and some in </text:span><text:span text:style-name="T46">components</text:span><text:span text:style-name="T1"> folder. It is made for developing reasons (we use Bower), but it has no impact on final product.</text:span></text:p>
      <text:p text:style-name="Directory_20_Tree">dist</text:p>
      <text:p text:style-name="Directory_20_Tree">└── components</text:p>
      <text:p text:style-name="Directory_20_Tree"><text:span text:style-name="T4">│</text:span> <text:s text:c="2"/>├── bootstrap.min.js</text:p>
      <text:p text:style-name="Directory_20_Tree"><text:span text:style-name="T4">│</text:span> <text:s text:c="2"/>├── jquery.min.js</text:p>
      <text:p text:style-name="Directory_20_Tree"><text:span text:style-name="T4">│</text:span> <text:s text:c="2"/>├── jquery.countdown.js</text:p>
      <text:p text:style-name="Directory_20_Tree"><text:span text:style-name="T4">│</text:span> <text:s text:c="2"/>├── lightgallery.min.js</text:p>
      <text:p text:style-name="Directory_20_Tree"><text:span text:style-name="T4">│</text:span> <text:s text:c="2"/>└── validator.js</text:p>
      <text:p text:style-name="Directory_20_Tree">└── js</text:p>
      <text:p text:style-name="Directory_20_Tree"><text:s text:c="4"/>├── audio.js</text:p>
      <text:p text:style-name="Directory_20_Tree"><text:s text:c="4"/>└── scripts.js</text:p>
      <text:p text:style-name="Directory_20_Tree"/>
      <text:p text:style-name="Text_20_body"><text:span text:style-name="T3">.min.js</text:span> files are just minified versions of <text:span text:style-name="T3">.js</text:span> files. It’s better to use them in production, while simple <text:span text:style-name="T3">.js</text:span> files are better for development.</text:p>
      <text:p text:style-name="P29"><text:span text:style-name="T3">bootstrap.js</text:span> – the javascript code required for bootstrap.<text:line-break/><text:span text:style-name="T3">jquery.js</text:span><text:span text:style-name="T1"> – it’s understood.</text:span><text:line-break/><text:span text:style-name="T3">jquery.countdown.js</text:span><text:span text:style-name="T1"> – jquery plugin for countdown timer on some screens.</text:span></text:p>
      <text:p text:style-name="P29"><text:span text:style-name="T3">lightgallery.js</text:span><text:span text:style-name="T1"> – gallery viewer.</text:span></text:p>
      <text:p text:style-name="P29"><text:span text:style-name="T3">validator.js</text:span><text:span text:style-name="T1"> – validation library used for validating fields in contact form.</text:span></text:p>
      <text:p text:style-name="P29"><text:span text:style-name="T3">audio.js</text:span><text:span text:style-name="T1"> – library for audio player in Concert Template.</text:span><text:line-break/><text:span text:style-name="T3">scripts.js</text:span> – custom scripts to set up functionality of template.<text:line-break/></text:p>
      <text:h text:style-name="P46" text:outline-level="1"><text:bookmark-start text:name="__RefHeading___Toc122_1696862431"/>7. Editing source code<text:bookmark-end text:name="__RefHeading___Toc122_1696862431"/></text:h>
      <text:p text:style-name="Text_20_body">First of all you need to prepare your environment.</text:p>
      <text:p text:style-name="Text_20_body">1. Download and install <text:span text:style-name="T3">latest </text:span><text:span text:style-name="T3">stable version</text:span> of node.js and npm: <text:a xlink:type="simple" xlink:href="https://nodejs.org/" text:style-name="Internet_20_link" text:visited-style-name="Visited_20_Internet_20_Link">https://nodejs.org</text:a></text:p>
      <text:p text:style-name="Text_20_body">2. Install gulp: <text:a xlink:type="simple" xlink:href="http://gulpjs.com/" text:style-name="Internet_20_link" text:visited-style-name="Visited_20_Internet_20_Link">http://gulpjs.com/</text:a></text:p>
      <text:p text:style-name="P8"><text:tab/>$ npm install --global gulp-cli</text:p>
      <text:p text:style-name="Text_20_body">3. Open the folder with project (<text:span text:style-name="T3">the root folder, not ./src or ./dist</text:span>) in terminal (or cmd) and run:</text:p>
      <text:p text:style-name="Text_20_body"><text:tab/><text:span text:style-name="T23">$ n</text:span><text:span text:style-name="T23">pm install</text:span></text:p>
      <text:p text:style-name="P9">4. If everything is alright simply run:</text:p>
      <text:p text:style-name="P9"><text:tab/><text:span text:style-name="T23">$ gulp</text:span></text:p>
      <text:p text:style-name="P9">To make a final of build the template run:</text:p>
      <text:p text:style-name="P8"><text:tab/>$ gulp build</text:p>
      <text:p text:style-name="Text_20_body"><text:span text:style-name="T24">WARNING: After this operation </text:span><text:span text:style-name="T30">index.html</text:span><text:span text:style-name="T24"> and all </text:span><text:span text:style-name="T30">.css</text:span><text:span text:style-name="T24"> files in </text:span><text:span text:style-name="T30">./dist</text:span><text:span text:style-name="T24"> folder will be rewritten. Assure that you will lose the changes that you did in files located in </text:span><text:span text:style-name="T30">./dist</text:span><text:span text:style-name="T24"> folder. If you decided to rebuild the template, make changes in </text:span><text:span text:style-name="T30">./src</text:span><text:span text:style-name="T25"> folder and then rebuild.</text:span></text:p>
      <text:p text:style-name="P9"><text:span text:style-name="T1">F</text:span><text:span text:style-name="T1">or each </text:span><text:span text:style-name="T3">.css</text:span><text:span text:style-name="T1"> file </text:span><text:span text:style-name="T3">source maps</text:span><text:span text:style-name="T1"> will be </text:span><text:span text:style-name="T1">included</text:span><text:span text:style-name="T1">. <text:s/></text:span></text:p>
      <text:p text:style-name="P9"><text:span text:style-name="Source_20_Text"><text:span text:style-name="T28">And after this you are ready to make changes.</text:span></text:span></text:p>
      <text:p text:style-name="P21"><text:span text:style-name="Source_20_Text"><text:span text:style-name="T27">Used icon fonts – all free to use:</text:span></text:span></text:p>
      <text:p text:style-name="P21"><text:span text:style-name="Source_20_Text"><text:span text:style-name="T27"/></text:span></text:p>
      <text:p text:style-name="P21"><text:a xlink:type="simple" xlink:href="http://fontawesome.io/" text:style-name="Internet_20_link" text:visited-style-name="Visited_20_Internet_20_Link"><text:span text:style-name="Source_20_Text"><text:span text:style-name="T27">http://fontawesome.io/</text:span></text:span></text:a></text:p>
      <text:p text:style-name="P21"><text:a xlink:type="simple" xlink:href="http://icofont.com/" text:style-name="Internet_20_link" text:visited-style-name="Visited_20_Internet_20_Link"><text:span text:style-name="Source_20_Text"><text:span text:style-name="T27">http://icofont.com/</text:span></text:span></text:a><text:span text:style-name="Source_20_Text"><text:span text:style-name="T27"> </text:span></text:span></text:p>
      <text:p text:style-name="P21"><text:span text:style-name="Source_20_Text"><text:span text:style-name="T27"/></text:span></text:p>
      <text:p text:style-name="P21"><text:span text:style-name="Source_20_Text"><text:span text:style-name="T27">Just find icon you need and set proper class in </text:span></text:span><text:span text:style-name="Source_20_Text"><text:span text:style-name="T29">htm</text:span></text:span><text:span text:style-name="Source_20_Text"><text:span text:style-name="T27">l.</text:span></text:span></text:p>
      <text:p text:style-name="P21"><text:span text:style-name="Source_20_Text"><text:span text:style-name="T27"/></text:span></text:p>
      <text:p text:style-name="P21"><text:span text:style-name="Source_20_Text"><text:span text:style-name="T27">If you don’t know less or bootstrap, learn it:</text:span></text:span></text:p>
      <text:p text:style-name="P21"><text:a xlink:type="simple" xlink:href="http://lesscss.org/" text:style-name="Internet_20_link" text:visited-style-name="Visited_20_Internet_20_Link"><text:span text:style-name="Source_20_Text"><text:span text:style-name="T27">http://lesscss.org</text:span></text:span></text:a></text:p>
      <text:p text:style-name="P21"><text:a xlink:type="simple" xlink:href="https://getbootstrap.com/" text:style-name="Internet_20_link" text:visited-style-name="Visited_20_Internet_20_Link"><text:span text:style-name="Source_20_Text"><text:span text:style-name="T27">https://getbootstrap.com/</text:span></text:span></text:a></text:p>
      <text:p text:style-name="P21"><text:span text:style-name="Source_20_Text"><text:span text:style-name="T27"/></text:span></text:p>
      <text:p text:style-name="P21"><text:span text:style-name="Source_20_Text"><text:span text:style-name="T27">Good luck and have fu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monospace" svg:font-family="monospace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 PL SungtiL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Directory_20_Tree" style:display-name="Directory Tree" style:family="paragraph" style:parent-style-name="Text_20_body">
      <style:paragraph-properties fo:line-height="50%"/>
      <style:text-properties style:font-name="monospace" fo:background-color="transparen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AR PL SungtiL GB1" style:font-size-asian="10pt" style:font-name-complex="Liberation Mono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style:font-name-asian="AR PL SungtiL GB1" style:font-name-complex="Liberation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22T14:47:31.192055083</meta:creation-date>
    <dc:date>2016-09-29T10:14:34.05</dc:date>
    <meta:editing-duration>PT14H36M55S</meta:editing-duration>
    <meta:editing-cycles>149</meta:editing-cycles>
    <meta:generator>OpenOffice/4.1.2$Win32 OpenOffice.org_project/412m3$Build-9782</meta:generator>
    <meta:document-statistic meta:table-count="0" meta:image-count="0" meta:object-count="0" meta:page-count="12" meta:paragraph-count="276" meta:word-count="1821" meta:character-count="14037"/>
  </office:meta>
</office:document-meta>
</file>